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35385" officeooo:paragraph-rsid="00f35385" fo:background-color="#00ccff"/>
    </style:style>
    <style:style style:name="P132" style:family="paragraph" style:parent-style-name="Standard">
      <style:text-properties style:font-name="Times" officeooo:rsid="00f7efa6" officeooo:paragraph-rsid="00fd0e8a" fo:background-color="#00ccff"/>
    </style:style>
    <style:style style:name="P133" style:family="paragraph" style:parent-style-name="Standard">
      <style:text-properties style:font-name="Times" officeooo:rsid="00fd6483" officeooo:paragraph-rsid="00fd6483" fo:background-color="#00ccff"/>
    </style:style>
    <style:style style:name="P134" style:family="paragraph" style:parent-style-name="Standard">
      <style:text-properties style:font-name="Times" officeooo:rsid="00fee62c" officeooo:paragraph-rsid="00fee62c"/>
    </style:style>
    <style:style style:name="P135" style:family="paragraph" style:parent-style-name="Standard">
      <style:text-properties style:font-name="Times" officeooo:rsid="0100ab3c" officeooo:paragraph-rsid="0100ab3c"/>
    </style:style>
    <style:style style:name="P136" style:family="paragraph" style:parent-style-name="Standard">
      <style:text-properties style:font-name="Times" officeooo:rsid="01041aa0" officeooo:paragraph-rsid="01041aa0"/>
    </style:style>
    <style:style style:name="P137" style:family="paragraph" style:parent-style-name="Standard">
      <style:text-properties style:font-name="Times" officeooo:rsid="01041aa0" officeooo:paragraph-rsid="0104d546"/>
    </style:style>
    <style:style style:name="P138" style:family="paragraph" style:parent-style-name="Standard">
      <style:text-properties style:font-name="Times" officeooo:rsid="01058d23" officeooo:paragraph-rsid="01058d23"/>
    </style:style>
    <style:style style:name="P139" style:family="paragraph" style:parent-style-name="Standard">
      <style:text-properties style:font-name="Times" officeooo:rsid="01058d23" officeooo:paragraph-rsid="01058ebb"/>
    </style:style>
    <style:style style:name="P140" style:family="paragraph" style:parent-style-name="Standard">
      <style:text-properties style:font-name="Times" officeooo:rsid="010a24c3" officeooo:paragraph-rsid="010a24c3"/>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style:font-name="Times" officeooo:rsid="00fd6483"/>
    </style:style>
    <style:style style:name="T101" style:family="text">
      <style:text-properties officeooo:rsid="00f7efa6"/>
    </style:style>
    <style:style style:name="T102" style:family="text">
      <style:text-properties officeooo:rsid="00f9ad2e"/>
    </style:style>
    <style:style style:name="T103" style:family="text">
      <style:text-properties officeooo:rsid="00fac452"/>
    </style:style>
    <style:style style:name="T104" style:family="text">
      <style:text-properties officeooo:rsid="00fe72f5"/>
    </style:style>
    <style:style style:name="T105" style:family="text">
      <style:text-properties officeooo:rsid="01041aa0"/>
    </style:style>
    <style:style style:name="T106" style:family="text">
      <style:text-properties officeooo:rsid="0104d546"/>
    </style:style>
    <style:style style:name="T107" style:family="text">
      <style:text-properties officeooo:rsid="01058ebb"/>
    </style:style>
    <style:style style:name="T108" style:family="text">
      <style:text-properties officeooo:rsid="010772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1"><text:span text:style-name="T101">1)b</text:span>efore angle=45.5 flow was not stable, before angle=44.9 cp was not stable. <text:span text:style-name="T4">In the future, we may consider only plot angle&lt;40 in dynamics.dat, put early results into chaos.dat.</text:span></text:p>
      <text:p text:style-name="P132">2)From total mass, <text:span text:style-name="T22">after angle 18 mass loss was serious</text:span>: <text:span text:style-name="T103">10% at last</text:span>. It should be caused by ridiculously high cp value at CL, which prevents valid calculation of total mass <text:span text:style-name="T102">(single node high concentration cannot be put into integration correctly). </text:span></text:p>
      <text:p text:style-name="P132"><text:span text:style-name="T102"><text:tab/>1. Therefore, accumulation boundary may still be needed. </text:span></text:p>
      <text:p text:style-name="P132"><text:span text:style-name="T102"><text:tab/>2. </text:span><text:span text:style-name="T24">Adsorption to surface concentration may help with the mass loss.</text:span></text:p>
      <text:p text:style-name="P133">3)We can still get a lot of informaiton between angle 20-40. just plot more timsteps between this range as described in 1).</text:p>
      <text:p text:style-name="P133"><text:tab/><text:span text:style-name="T104">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9">92_<text:span text:style-name="T107">1</text:span>: <text:span text:style-name="T107">l_s=2.0 [1]</text:span><text:bookmark-end text:name="__DdeLink__1010_1985006685"/></text:p>
      <text:p text:style-name="P139">92_<text:span text:style-name="T107">2</text:span>: <text:span text:style-name="T107">l_s=4.0 [2]</text:span></text:p>
      <text:p text:style-name="P139">92_<text:span text:style-name="T107">3</text:span>: <text:span text:style-name="T108">d=1.0 [3]</text:span></text:p>
      <text:p text:style-name="P138"/>
      <text:p text:style-name="P130"/>
      <text:p text:style-name="P134">divide plots into dynamics.dat &amp; initial_instability.dat</text:p>
      <text:p text:style-name="P130">Then add adsorption equations. CL node has two surface concentrations, so that one is deposited, the other can diffuse on the surface.</text:p>
      <text:p text:style-name="P130"/>
      <text:p text:style-name="P135">The observed stagnation point could be the <text:span text:style-name="T105">turning point </text:span>. <text:span text:style-name="T105">To find the location:</text:span></text:p>
      <text:p text:style-name="P136">1. Precisely, du/dz=0</text:p>
      <text:p text:style-name="P137">2. Simply for code, <text:span text:style-name="T106">first try find du/deta=0 for region1 &amp; du/dxi=0 for region3</text:span></text:p>
      <text:p text:style-name="P140">93: check if turning points are found.</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text:soft-page-break/>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1T17:16:16.592305516</dc:date>
    <dc:creator>Lihui Wang</dc:creator>
    <meta:editing-duration>P34DT53M36S</meta:editing-duration>
    <meta:editing-cycles>190</meta:editing-cycles>
    <meta:generator>LibreOffice/4.3.7.2$Linux_X86_64 LibreOffice_project/430$Build-2</meta:generator>
    <meta:document-statistic meta:table-count="0" meta:image-count="0" meta:object-count="0" meta:page-count="13" meta:paragraph-count="257" meta:word-count="4113" meta:character-count="24657" meta:non-whitespace-character-count="20737"/>
  </office:meta>
</office:document-meta>
</file>